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f012" officeooo:paragraph-rsid="000af012"/>
    </style:style>
    <style:style style:name="P2" style:family="paragraph" style:parent-style-name="Standard">
      <style:text-properties officeooo:rsid="000ba625" officeooo:paragraph-rsid="000ba6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udness <text:s text:c="2"/>-32.0445133333 <text:s text:c="2"/>-1.96527333333 <text:s text:c="2"/>0.00244228819666</text:p>
      <text:p text:style-name="P1">[False, False, True, False, False, False, False, False]</text:p>
      <text:p text:style-name="P1">left</text:p>
      <text:p text:style-name="P1">year <text:s text:c="2"/>1982.21333333 <text:s text:c="2"/>2009 <text:s text:c="2"/>0.0</text:p>
      <text:p text:style-name="P1">[True, False, True, False, False, False, False, False]</text:p>
      <text:p text:style-name="P1">left</text:p>
      <text:p text:style-name="P1">duration <text:s text:c="2"/>171.4751343 <text:s text:c="2"/>171.49342 <text:s text:c="2"/>0.0</text:p>
      <text:p text:style-name="P1">[True, True, True, False, False, False, False, False]</text:p>
      <text:p text:style-name="P1">left</text:p>
      <text:p text:style-name="P1">tempo <text:s text:c="2"/>86.091 <text:s text:c="2"/>86.091 <text:s text:c="2"/>0.0</text:p>
      <text:p text:style-name="P1">end node</text:p>
      <text:p text:style-name="P1">1 <text:s/>metal count</text:p>
      <text:p text:style-name="P1">1 <text:s/>song count</text:p>
      <text:p text:style-name="P1">right</text:p>
      <text:p text:style-name="P1">tempo <text:s text:c="2"/>109.823 <text:s text:c="2"/>109.823 <text:s text:c="2"/>0.0</text:p>
      <text:p text:style-name="P1">end node</text:p>
      <text:p text:style-name="P1">0 <text:s/>metal count</text:p>
      <text:p text:style-name="P1">1 <text:s/>song count</text:p>
      <text:p text:style-name="P1">right</text:p>
      <text:p text:style-name="P1">duration <text:s text:c="2"/>191.81669 <text:s text:c="2"/>191.81669 <text:s text:c="2"/>0.0</text:p>
      <text:p text:style-name="P1">[True, True, True, False, False, False, False, False]</text:p>
      <text:p text:style-name="P1">left</text:p>
      <text:p text:style-name="P1">tempo <text:s text:c="2"/>106.698 <text:s text:c="2"/>106.698 <text:s text:c="2"/>0.0</text:p>
      <text:p text:style-name="P1">end node</text:p>
      <text:p text:style-name="P1">1 <text:s/>metal count</text:p>
      <text:p text:style-name="P1">1 <text:s/>song count</text:p>
      <text:p text:style-name="P1">right</text:p>
      <text:p text:style-name="P1">tempo <text:s text:c="2"/>90.084 <text:s text:c="2"/>90.084 <text:s text:c="2"/>0.0</text:p>
      <text:p text:style-name="P1">end node</text:p>
      <text:p text:style-name="P1">0 <text:s/>metal count</text:p>
      <text:p text:style-name="P1">1 <text:s/>song count</text:p>
      <text:p text:style-name="P1">right</text:p>
      <text:p text:style-name="P1">year <text:s text:c="2"/>1963.1 <text:s text:c="2"/>1996.6 <text:s text:c="2"/>0.00022941079347</text:p>
      <text:p text:style-name="P1">[True, False, True, False, False, False, False, False]</text:p>
      <text:p text:style-name="P1">left</text:p>
      <text:p text:style-name="P1">familiarity <text:s text:c="2"/>0.0214305417407 <text:s text:c="2"/>0.900082753111 <text:s text:c="2"/>0.00251383974219</text:p>
      <text:p text:style-name="P1">[True, False, True, False, False, True, False, False]</text:p>
      <text:p text:style-name="P1">left</text:p>
      <text:p text:style-name="P1">duration <text:s text:c="2"/>168.544720667 <text:s text:c="2"/>265.667987333 <text:s text:c="2"/>0.0</text:p>
      <text:p text:style-name="P1">[True, True, True, False, False, True, False, False]</text:p>
      <text:p text:style-name="P1">left</text:p>
      <text:p text:style-name="P1">tempo <text:s text:c="2"/>110.03584 <text:s text:c="2"/>169.878 <text:s text:c="2"/>0.0</text:p>
      <text:p text:style-name="P1">end node</text:p>
      <text:p text:style-name="P1">1 <text:s/>metal count</text:p>
      <text:p text:style-name="P1">4 <text:s/>song count</text:p>
      <text:p text:style-name="P1">right</text:p>
      <text:p text:style-name="P1">timbre <text:s/>5 <text:s text:c="2"/>-14.0737786509 <text:s text:c="2"/>43.0852701228 <text:s text:c="2"/>0.0</text:p>
      <text:p text:style-name="P1">end node</text:p>
      <text:p text:style-name="P1">1 <text:s/>metal count</text:p>
      <text:p text:style-name="P1">4 <text:s/>song count</text:p>
      <text:p text:style-name="P1">right</text:p>
      <text:p text:style-name="P1">duration <text:s text:c="2"/>51.4057361333 <text:s text:c="2"/>655.987095533 <text:s text:c="2"/>0.00317058534052</text:p>
      <text:p text:style-name="P1">[True, True, True, False, False, True, False, False]</text:p>
      <text:p text:style-name="P1">left</text:p>
      <text:p text:style-name="P1">tempo <text:s text:c="2"/>93.51268 <text:s text:c="2"/>163.76394 <text:s text:c="2"/>0.00819356029394</text:p>
      <text:p text:style-name="P1">end node</text:p>
      <text:p text:style-name="P1">3 <text:s/>metal count</text:p>
      <text:p text:style-name="P1">11 <text:s/>song count</text:p>
      <text:p text:style-name="P1">right</text:p>
      <text:p text:style-name="P1">tempo <text:s text:c="2"/>26.60647 <text:s text:c="2"/>230.589406667 <text:s text:c="2"/>0.0373132119257</text:p>
      <text:p text:style-name="P1">end node</text:p>
      <text:p text:style-name="P1">127 <text:s/>metal count</text:p>
      <text:p text:style-name="P1">490 <text:s/>song count</text:p>
      <text:p text:style-name="P1">right</text:p>
      <text:p text:style-name="P1">familiarity <text:s text:c="2"/>0.362304449268 <text:s text:c="2"/>0.833556362145 <text:s text:c="2"/>0.000788858038227</text:p>
      <text:p text:style-name="P1">[True, False, True, False, False, True, False, False]</text:p>
      <text:p text:style-name="P1">left</text:p>
      <text:p text:style-name="P1">duration <text:s text:c="2"/>260.4394097 <text:s text:c="2"/>260.46649 <text:s text:c="2"/>0.0</text:p>
      <text:p text:style-name="P1">[True, True, True, False, False, True, False, False]</text:p>
      <text:p text:style-name="P1">left</text:p>
      <text:p text:style-name="P1">tempo <text:s text:c="2"/>167.486 <text:s text:c="2"/>167.486 <text:s text:c="2"/>0.0</text:p>
      <text:p text:style-name="P1">end node</text:p>
      <text:p text:style-name="P1">1 <text:s/>metal count</text:p>
      <text:p text:style-name="P1">1 <text:s/>song count</text:p>
      <text:p text:style-name="P1">right</text:p>
      <text:p text:style-name="P1">tempo <text:s text:c="2"/>102.731 <text:s text:c="2"/>102.731 <text:s text:c="2"/>0.0</text:p>
      <text:p text:style-name="P1">end node</text:p>
      <text:p text:style-name="P1">0 <text:s/>metal count</text:p>
      <text:p text:style-name="P1">1 <text:s/>song count</text:p>
      <text:p text:style-name="P1">right</text:p>
      <text:p text:style-name="P1">duration <text:s text:c="2"/>106.7999628 <text:s text:c="2"/>492.600148 <text:s text:c="2"/>0.000826278192358</text:p>
      <text:p text:style-name="P1">[True, True, True, False, False, True, False, False]</text:p>
      <text:p text:style-name="P1">left</text:p>
      <text:p text:style-name="P1">tempo <text:s text:c="2"/>100.67436 <text:s text:c="2"/>143.291 <text:s text:c="2"/>0.0</text:p>
      <text:p text:style-name="P1">end node</text:p>
      <text:p text:style-name="P1">1 <text:s/>metal count</text:p>
      <text:p text:style-name="P1">4 <text:s/>song count</text:p>
      <text:p text:style-name="P1">right</text:p>
      <text:p text:style-name="P1">hotness <text:s text:c="2"/>0.296680256266 <text:s text:c="2"/>0.635619333425 <text:s text:c="2"/>0.000873838518856</text:p>
      <text:p text:style-name="P1">end node</text:p>
      <text:p text:style-name="P1">21 <text:s/>metal count</text:p>
      <text:p text:style-name="P1">83 <text:s/>song count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0:56:45.133481900</meta:creation-date>
    <meta:editing-duration>PT11M32S</meta:editing-duration>
    <meta:editing-cycles>2</meta:editing-cycles>
    <meta:generator>LibreOffice/4.2.8.2$Linux_X86_64 LibreOffice_project/420m0$Build-2</meta:generator>
    <dc:date>2016-12-06T11:59:53.214835071</dc:date>
    <meta:document-statistic meta:table-count="0" meta:image-count="0" meta:object-count="0" meta:page-count="1" meta:paragraph-count="92" meta:word-count="299" meta:character-count="2198" meta:non-whitespace-character-count="1736"/>
  </office:meta>
</office:document-meta>
</file>